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439AD05E9CB45359.png" manifest:media-type="image/png"/>
  <manifest:file-entry manifest:full-path="Pictures/100000010000078000000438AA58EF438F06C5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1fe" officeooo:paragraph-rsid="0018b1fe"/>
    </style:style>
    <style:style style:name="P2" style:family="paragraph" style:parent-style-name="Standard">
      <style:text-properties fo:font-size="12pt" officeooo:rsid="0018b1fe" officeooo:paragraph-rsid="0018b1fe" style:font-size-asian="12pt" style:font-size-complex="12pt"/>
    </style:style>
    <style:style style:name="P3" style:family="paragraph" style:parent-style-name="Standard">
      <style:text-properties officeooo:rsid="0018b1fe" officeooo:paragraph-rsid="0018b1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a : Achmad Fadli Iskandar</text:p>
      <text:p text:style-name="P2">Kelas : 2IA13</text:p>
      <text:p text:style-name="P2">NPM : 50422069</text:p>
      <text:p text:style-name="P1"/>
      <text:p text:style-name="P1"><draw:frame draw:style-name="fr1" draw:name="Image1" text:anchor-type="char" svg:x="-0.1043in" svg:y="0.0874in" svg:width="6.6929in" svg:height="3.7646in" draw:z-index="0"><draw:image xlink:href="Pictures/100000010000078000000438AA58EF438F06C5C3.png" xlink:type="simple" xlink:show="embed" xlink:actuate="onLoad" draw:mime-type="image/png"/></draw:frame></text:p>
      <text:p text:style-name="P1"/>
      <text:p text:style-name="P1"><draw:frame draw:style-name="fr1" draw:name="Image2" text:anchor-type="char" svg:x="-0.0835in" svg:y="0.1272in" svg:width="6.6929in" svg:height="3.7646in" draw:z-index="1"><draw:image xlink:href="Pictures/100000010000078000000438439AD05E9CB45359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6:20:52.513323282</meta:creation-date>
    <dc:date>2023-12-07T16:39:49.191638259</dc:date>
    <meta:editing-duration>PT4M45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3" meta:word-count="11" meta:character-count="55" meta:non-whitespace-character-count="47"/>
  </office:meta>
</office:document-meta>
</file>